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896cm" fo:margin-left="0.095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4.101cm"/>
    </style:style>
    <style:style style:name="Tabla1.C" style:family="table-column">
      <style:table-column-properties style:column-width="2.99cm"/>
    </style:style>
    <style:style style:name="Tabla1.D" style:family="table-column">
      <style:table-column-properties style:column-width="3.016cm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.097cm" fo:border="none" style:writing-mode="page"/>
    </style:style>
    <style:style style:name="Tabla1.B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b3cac7" fo:padding="0.097cm" fo:border="0.5pt solid #000000" style:writing-mode="page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style:vertical-align="middle"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E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E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7.5cm" style:rel-column-width="32767*"/>
    </style:style>
    <style:style style:name="Tabla2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#b3cac7" fo:padding="0.097cm" fo:border="0.5pt solid #000000" style:writing-mode="page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A1" style:family="table-cell">
      <style:table-cell-properties fo:background-color="#b3cac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b3cac7" fo:padding="0.097cm" fo:border="0.5pt solid #000000" style:writing-mode="page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.588cm" style:rel-column-width="900*"/>
    </style:style>
    <style:style style:name="Tabla4.B" style:family="table-column">
      <style:table-column-properties style:column-width="13.413cm" style:rel-column-width="7604*"/>
    </style:style>
    <style:style style:name="Tabla4.A1" style:family="table-cell">
      <style:table-cell-properties fo:padding="0.097cm" fo:border="none" style:writing-mode="page"/>
    </style:style>
    <style:style style:name="Tabla4.B1" style:family="table-cell">
      <style:table-cell-properties fo:background-color="#b3cac7" fo:padding="0.097cm" fo:border="0.5pt solid #000000" style:writing-mode="page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.A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a0297" officeooo:paragraph-rsid="001a0297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underline-style="none" fo:font-weight="normal" officeooo:rsid="001a0297" officeooo:paragraph-rsid="001ba9db" style:font-weight-asian="normal" style:font-weight-complex="normal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Heading_20_4">
      <style:text-properties fo:font-size="12pt" style:font-size-asian="12pt" style:font-size-complex="12pt"/>
    </style:style>
    <style:style style:name="P7" style:family="paragraph" style:parent-style-name="List_20_Paragraph" style:list-style-name="WWNum1">
      <style:paragraph-properties fo:margin-left="0cm" fo:margin-right="0cm" fo:text-indent="0cm" style:auto-text-indent="false"/>
      <style:text-properties fo:font-size="12pt" officeooo:rsid="00153382" officeooo:paragraph-rsid="00152852" style:font-size-asian="12pt" style:font-size-complex="12pt"/>
    </style:style>
    <style:style style:name="P8" style:family="paragraph" style:parent-style-name="List_20_Paragraph" style:list-style-name="WWNum2">
      <style:paragraph-properties fo:margin-left="0cm" fo:margin-right="0cm" fo:text-indent="0cm" style:auto-text-indent="false"/>
      <style:text-properties fo:font-size="12pt" fo:font-weight="normal" officeooo:rsid="00161f32" officeooo:paragraph-rsid="00161f32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text-properties fo:font-size="12pt" style:text-underline-style="none" fo:font-weight="normal" officeooo:rsid="0022dd66" officeooo:paragraph-rsid="0021a97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0297" officeooo:paragraph-rsid="001a029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underline-style="none" fo:font-weight="normal" officeooo:rsid="001fc485" officeooo:paragraph-rsid="001dc0f8" style:font-weight-asian="normal" style:font-weight-complex="normal"/>
    </style:style>
    <style:style style:name="P13" style:family="paragraph" style:parent-style-name="Standard">
      <style:text-properties style:text-underline-style="none" officeooo:rsid="002d2876" officeooo:paragraph-rsid="002d2876"/>
    </style:style>
    <style:style style:name="P14" style:family="paragraph" style:parent-style-name="Standard">
      <style:text-properties style:text-underline-style="none" officeooo:rsid="002e60dd" officeooo:paragraph-rsid="002fd462"/>
    </style:style>
    <style:style style:name="P15" style:family="paragraph" style:parent-style-name="Standard">
      <style:text-properties style:text-underline-style="none" officeooo:rsid="002fd462" officeooo:paragraph-rsid="002fd462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a088" officeooo:paragraph-rsid="0026a08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2pt" officeooo:rsid="002709a5" officeooo:paragraph-rsid="002709a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271b" officeooo:paragraph-rsid="002a271b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26a088" officeooo:paragraph-rsid="0026a08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2a271b" officeooo:paragraph-rsid="002a271b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2709a5" officeooo:paragraph-rsid="002709a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302ddd" officeooo:paragraph-rsid="00302ddd" style:font-weight-asian="bold" style:font-weight-complex="bold"/>
    </style:style>
    <style:style style:name="P26" style:family="paragraph" style:parent-style-name="Table_20_Contents">
      <style:text-properties officeooo:rsid="00314eef" officeooo:paragraph-rsid="00314eef"/>
    </style:style>
    <style:style style:name="P27" style:family="paragraph" style:parent-style-name="Table_20_Contents">
      <style:text-properties officeooo:paragraph-rsid="00314eef"/>
    </style:style>
    <style:style style:name="P28" style:family="paragraph" style:parent-style-name="Table_20_Contents">
      <style:text-properties officeooo:rsid="0032f4d7" officeooo:paragraph-rsid="0032f4d7"/>
    </style:style>
    <style:style style:name="P29" style:family="paragraph" style:parent-style-name="Table_20_Contents">
      <style:text-properties officeooo:rsid="003421a7" officeooo:paragraph-rsid="003421a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33d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54fe8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a9db" style:font-size-asian="12pt" style:font-weight-asian="bold" style:font-size-complex="12pt" style:font-weight-complex="bold"/>
    </style:style>
    <style:style style:name="T6" style:family="text">
      <style:text-properties fo:font-size="12pt" officeooo:rsid="0021a97a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sans-serif"/>
    </style:style>
    <style:style style:name="T9" style:family="text">
      <style:text-properties officeooo:rsid="002aebd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d2876"/>
    </style:style>
    <style:style style:name="T12" style:family="text">
      <style:text-properties officeooo:rsid="002fd462"/>
    </style:style>
    <style:style style:name="T13" style:family="text">
      <style:text-properties officeooo:rsid="00314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Tarea para FOL0</text:span><text:span text:style-name="T3">4</text:span></text:p>
      <text:p text:style-name="P1"/>
      <text:p text:style-name="P2">Actividad 1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 table:style-name="Tabla1.1"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21">Delegados de personal</text:p>
          </table:table-cell>
          <table:table-cell table:style-name="Tabla1.B1" office:value-type="string">
            <text:p text:style-name="P21">Comités de empresa</text:p>
          </table:table-cell>
          <table:table-cell table:style-name="Tabla1.B1" office:value-type="string">
            <text:p text:style-name="P21">Delegados sindicales</text:p>
          </table:table-cell>
          <table:table-cell table:style-name="Tabla1.E1" office:value-type="string">
            <text:p text:style-name="P21">Crédito horario retribuido</text:p>
          </table:table-cell>
        </table:table-row>
        <table:table-row table:style-name="TableLine1649423441760">
          <table:table-cell table:style-name="Tabla1.E1" office:value-type="string">
            <text:p text:style-name="P21">Caso 1</text:p>
          </table:table-cell>
          <table:table-cell table:style-name="Tabla1.B2" office:value-type="string">
            <text:p text:style-name="P17">0</text:p>
          </table:table-cell>
          <table:table-cell table:style-name="Tabla1.C2" office:value-type="string">
            <text:p text:style-name="P17">SI</text:p>
          </table:table-cell>
          <table:table-cell table:style-name="Tabla1.D2" office:value-type="string">
            <text:p text:style-name="P17">4</text:p>
          </table:table-cell>
          <table:table-cell table:style-name="Tabla1.E2" office:value-type="string">
            <text:p text:style-name="P17">40h</text:p>
          </table:table-cell>
        </table:table-row>
        <table:table-row table:style-name="TableLine1649423441760">
          <table:table-cell table:style-name="Tabla1.A3" office:value-type="string">
            <text:p text:style-name="P21">Caso 2</text:p>
          </table:table-cell>
          <table:table-cell table:style-name="Tabla1.B3" office:value-type="string">
            <text:p text:style-name="P17">0</text:p>
          </table:table-cell>
          <table:table-cell table:style-name="Tabla1.C3" office:value-type="string">
            <text:p text:style-name="P17">SI</text:p>
          </table:table-cell>
          <table:table-cell table:style-name="Tabla1.D3" office:value-type="string">
            <text:p text:style-name="P17">9</text:p>
          </table:table-cell>
          <table:table-cell table:style-name="Tabla1.E3" office:value-type="string">
            <text:p text:style-name="P17">20h</text:p>
          </table:table-cell>
        </table:table-row>
        <table:table-row table:style-name="TableLine1649423441760">
          <table:table-cell table:style-name="Tabla1.A3" office:value-type="string">
            <text:p text:style-name="P21">Caso 3</text:p>
          </table:table-cell>
          <table:table-cell table:style-name="Tabla1.B4" office:value-type="string">
            <text:p text:style-name="P17">1</text:p>
          </table:table-cell>
          <table:table-cell table:style-name="Tabla1.C4" office:value-type="string">
            <text:p text:style-name="P17">NO</text:p>
          </table:table-cell>
          <table:table-cell table:style-name="Tabla1.D4" office:value-type="string">
            <text:p text:style-name="P17">0</text:p>
          </table:table-cell>
          <table:table-cell table:style-name="Tabla1.E4" office:value-type="string">
            <text:p text:style-name="P17">0h</text:p>
          </table:table-cell>
        </table:table-row>
        <table:table-row table:style-name="TableLine1649423441760">
          <table:table-cell table:style-name="Tabla1.A3" office:value-type="string">
            <text:p text:style-name="P21">Caso 4</text:p>
          </table:table-cell>
          <table:table-cell table:style-name="Tabla1.B5" office:value-type="string">
            <text:p text:style-name="P17">1</text:p>
          </table:table-cell>
          <table:table-cell table:style-name="Tabla1.C5" office:value-type="string">
            <text:p text:style-name="P17">NO</text:p>
          </table:table-cell>
          <table:table-cell table:style-name="Tabla1.D5" office:value-type="string">
            <text:p text:style-name="P17">0</text:p>
          </table:table-cell>
          <table:table-cell table:style-name="Tabla1.E5" office:value-type="string">
            <text:p text:style-name="P17">0h</text:p>
          </table:table-cell>
        </table:table-row>
        <table:table-row table:style-name="TableLine1649423441760">
          <table:table-cell table:style-name="Tabla1.A3" office:value-type="string">
            <text:p text:style-name="P21">Caso 5</text:p>
          </table:table-cell>
          <table:table-cell table:style-name="Tabla1.B6" office:value-type="string">
            <text:p text:style-name="P17">0</text:p>
          </table:table-cell>
          <table:table-cell table:style-name="Tabla1.C6" office:value-type="string">
            <text:p text:style-name="P17">NO </text:p>
          </table:table-cell>
          <table:table-cell table:style-name="Tabla1.D6" office:value-type="string">
            <text:p text:style-name="P17">0</text:p>
          </table:table-cell>
          <table:table-cell table:style-name="Tabla1.E6" office:value-type="string">
            <text:p text:style-name="P17">0h</text:p>
          </table:table-cell>
        </table:table-row>
      </table:table>
      <text:list xml:id="list1013292249" text:style-name="WWNum1">
        <text:list-header>
          <text:p text:style-name="P7"/>
        </text:list-header>
      </text:list>
      <text:p text:style-name="P2"/>
      <text:p text:style-name="P2">Actividad 2</text:p>
      <table:table table:name="Tabla2" table:style-name="Tabla2">
        <table:table-column table:style-name="Tabla2.A" table:number-columns-repeated="2"/>
        <table:table-row table:style-name="TableLine1649423474944">
          <table:table-cell table:style-name="Tabla2.A1" office:value-type="string">
            <text:p text:style-name="P24">Contenido normativo</text:p>
          </table:table-cell>
          <table:table-cell table:style-name="Tabla2.B1" office:value-type="string">
            <text:p text:style-name="P24">Contenido obligacional</text:p>
          </table:table-cell>
        </table:table-row>
        <table:table-row table:style-name="TableLine1649423474944">
          <table:table-cell table:style-name="Tabla2.A18" office:value-type="string">
            <text:p text:style-name="P19">Art. 10</text:p>
          </table:table-cell>
          <table:table-cell table:style-name="Tabla2.B18" office:value-type="string">
            <text:p text:style-name="P19">Art. 1</text:p>
          </table:table-cell>
        </table:table-row>
        <table:table-row table:style-name="TableLine1649423474944">
          <table:table-cell table:style-name="Tabla2.A19" office:value-type="string">
            <text:p text:style-name="P19">Art. 11</text:p>
          </table:table-cell>
          <table:table-cell table:style-name="Tabla2.B19" office:value-type="string">
            <text:p text:style-name="P19">Art. 2</text:p>
          </table:table-cell>
        </table:table-row>
        <table:table-row table:style-name="TableLine1649423474944">
          <table:table-cell table:style-name="Tabla2.A18" office:value-type="string">
            <text:p text:style-name="P19">Art. 12</text:p>
          </table:table-cell>
          <table:table-cell table:style-name="Tabla2.B18" office:value-type="string">
            <text:p text:style-name="P19">Art. 3</text:p>
          </table:table-cell>
        </table:table-row>
        <table:table-row table:style-name="TableLine1649423474944">
          <table:table-cell table:style-name="Tabla2.A19" office:value-type="string">
            <text:p text:style-name="P19">Art. 13</text:p>
          </table:table-cell>
          <table:table-cell table:style-name="Tabla2.B19" office:value-type="string">
            <text:p text:style-name="P19">Art. 4</text:p>
          </table:table-cell>
        </table:table-row>
        <table:table-row table:style-name="TableLine1649423474944">
          <table:table-cell table:style-name="Tabla2.A18" office:value-type="string">
            <text:p text:style-name="P19">Art. 14</text:p>
          </table:table-cell>
          <table:table-cell table:style-name="Tabla2.B18" office:value-type="string">
            <text:p text:style-name="P19">Art. 5</text:p>
          </table:table-cell>
        </table:table-row>
        <table:table-row table:style-name="TableLine1649423474944">
          <table:table-cell table:style-name="Tabla2.A19" office:value-type="string">
            <text:p text:style-name="P19">Art. 15</text:p>
          </table:table-cell>
          <table:table-cell table:style-name="Tabla2.B19" office:value-type="string">
            <text:p text:style-name="P19">Art. 6</text:p>
          </table:table-cell>
        </table:table-row>
        <table:table-row table:style-name="TableLine1649423474944">
          <table:table-cell table:style-name="Tabla2.A18" office:value-type="string">
            <text:p text:style-name="P19">Art. 16</text:p>
          </table:table-cell>
          <table:table-cell table:style-name="Tabla2.B18" office:value-type="string">
            <text:p text:style-name="P19">Art. 7</text:p>
          </table:table-cell>
        </table:table-row>
        <table:table-row table:style-name="TableLine1649423474944">
          <table:table-cell table:style-name="Tabla2.A19" office:value-type="string">
            <text:p text:style-name="P19">Art. 17</text:p>
          </table:table-cell>
          <table:table-cell table:style-name="Tabla2.B19" office:value-type="string">
            <text:p text:style-name="P19">Art. 8</text:p>
          </table:table-cell>
        </table:table-row>
        <table:table-row table:style-name="TableLine1649423474944">
          <table:table-cell table:style-name="Tabla2.A18" office:value-type="string">
            <text:p text:style-name="P19">Art. 18</text:p>
          </table:table-cell>
          <table:table-cell table:style-name="Tabla2.B18" office:value-type="string">
            <text:p text:style-name="P19">Art. 9</text:p>
          </table:table-cell>
        </table:table-row>
        <table:table-row table:style-name="TableLine1649423474944">
          <table:table-cell table:style-name="Tabla2.A19" office:value-type="string">
            <text:p text:style-name="P19">Art. 19</text:p>
          </table:table-cell>
          <table:table-cell table:style-name="Tabla2.B19" office:value-type="string">
            <text:p text:style-name="P19">Disp. Adicional segunda</text:p>
          </table:table-cell>
        </table:table-row>
        <text:soft-page-break/>
        <table:table-row table:style-name="TableLine1649423474944">
          <table:table-cell table:style-name="Tabla2.A18" office:value-type="string">
            <text:p text:style-name="P19">Art. 20</text:p>
          </table:table-cell>
          <table:table-cell table:style-name="Tabla2.B18" office:value-type="string">
            <text:p text:style-name="P19">Disp. Adicional tercera</text:p>
          </table:table-cell>
        </table:table-row>
        <table:table-row table:style-name="TableLine1649423474944">
          <table:table-cell table:style-name="Tabla2.A19" office:value-type="string">
            <text:p text:style-name="P19">Art. 21</text:p>
          </table:table-cell>
          <table:table-cell table:style-name="Tabla2.B19" office:value-type="string">
            <text:p text:style-name="P19"/>
          </table:table-cell>
        </table:table-row>
        <table:table-row table:style-name="TableLine1649423474944">
          <table:table-cell table:style-name="Tabla2.A18" office:value-type="string">
            <text:p text:style-name="P19">Art. 22</text:p>
          </table:table-cell>
          <table:table-cell table:style-name="Tabla2.B18" office:value-type="string">
            <text:p text:style-name="P16"/>
          </table:table-cell>
        </table:table-row>
        <table:table-row table:style-name="TableLine1649423474944">
          <table:table-cell table:style-name="Tabla2.A19" office:value-type="string">
            <text:p text:style-name="P19">Art. 23</text:p>
          </table:table-cell>
          <table:table-cell table:style-name="Tabla2.B19" office:value-type="string">
            <text:p text:style-name="P16"/>
          </table:table-cell>
        </table:table-row>
        <table:table-row table:style-name="TableLine1649423474944">
          <table:table-cell table:style-name="Tabla2.A18" office:value-type="string">
            <text:p text:style-name="P19">Art. 24</text:p>
          </table:table-cell>
          <table:table-cell table:style-name="Tabla2.B18" office:value-type="string">
            <text:p text:style-name="P16"/>
          </table:table-cell>
        </table:table-row>
        <table:table-row table:style-name="TableLine1649423474944">
          <table:table-cell table:style-name="Tabla2.A19" office:value-type="string">
            <text:p text:style-name="P19">Art. 25</text:p>
          </table:table-cell>
          <table:table-cell table:style-name="Tabla2.B19" office:value-type="string">
            <text:p text:style-name="P16"/>
          </table:table-cell>
        </table:table-row>
        <table:table-row table:style-name="TableLine1649423474944">
          <table:table-cell table:style-name="Tabla2.A18" office:value-type="string">
            <text:p text:style-name="P19">Art. 26</text:p>
          </table:table-cell>
          <table:table-cell table:style-name="Tabla2.B18" office:value-type="string">
            <text:p text:style-name="P16"/>
          </table:table-cell>
        </table:table-row>
        <table:table-row table:style-name="TableLine1649423474944">
          <table:table-cell table:style-name="Tabla2.A19" office:value-type="string">
            <text:p text:style-name="P19">Art. 27</text:p>
          </table:table-cell>
          <table:table-cell table:style-name="Tabla2.B19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28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29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0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1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2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3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4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5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6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7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8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39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2" office:value-type="string">
            <text:p text:style-name="P19">Art. 40</text:p>
          </table:table-cell>
          <table:table-cell table:style-name="Tabla2.B32" office:value-type="string">
            <text:p text:style-name="P16"/>
          </table:table-cell>
        </table:table-row>
        <table:table-row table:style-name="TableLine1649423474944">
          <table:table-cell table:style-name="Tabla2.A33" office:value-type="string">
            <text:p text:style-name="P19">Disposición adicional primera</text:p>
          </table:table-cell>
          <table:table-cell table:style-name="Tabla2.B33" office:value-type="string">
            <text:p text:style-name="P16"/>
          </table:table-cell>
        </table:table-row>
      </table:table>
      <text:list xml:id="list3038352842" text:style-name="WWNum2">
        <text:list-header>
          <text:p text:style-name="P8"/>
        </text:list-header>
      </text:list>
      <text:p text:style-name="P2"/>
      <text:p text:style-name="P2"><text:soft-page-break/>Actividad 3</text:p>
      <table:table table:name="Tabla3" table:style-name="Tabla3">
        <table:table-column table:style-name="Tabla3.A" table:number-columns-repeated="4"/>
        <table:table-row table:style-name="TableLine1649368735376">
          <table:table-cell table:style-name="Tabla3.A1" office:value-type="string">
            <text:p text:style-name="P22">Nombre y siglas</text:p>
          </table:table-cell>
          <table:table-cell table:style-name="Tabla3.A1" office:value-type="string">
            <text:p text:style-name="P22"><text:span text:style-name="T9">Á</text:span>mbito territorial</text:p>
          </table:table-cell>
          <table:table-cell table:style-name="Tabla3.A1" office:value-type="string">
            <text:p text:style-name="P22">Acciones recientes</text:p>
          </table:table-cell>
          <table:table-cell table:style-name="Tabla3.D1" office:value-type="string">
            <text:p text:style-name="P22">Servicios que ofrece</text:p>
          </table:table-cell>
        </table:table-row>
        <table:table-row table:style-name="TableLine1649368735376">
          <table:table-cell table:style-name="Tabla3.A2" office:value-type="string">
            <text:p text:style-name="P16">Asociación Española de Empresas de Consultoría (AEC)</text:p>
          </table:table-cell>
          <table:table-cell table:style-name="Tabla3.B2" office:value-type="string">
            <text:p text:style-name="P20">Estatal</text:p>
          </table:table-cell>
          <table:table-cell table:style-name="Tabla3.C2" office:value-type="string">
            <text:h text:style-name="P5" text:outline-level="2"><text:a xlink:type="simple" xlink:href="https://aecconsultoras.com/noticia-nota-de-prensa-aec/la-aec-presenta-un-informe-con-propuestas-para-agilizar-la-adjudicacion-y-ejecucion-de-los-fondos-europeos/" text:style-name="Internet_20_link" text:visited-style-name="Visited_20_Internet_20_Link">La AEC presenta un informe con propuestas para agilizar la adjudicación y ejecución de los fondos europeos</text:a></text:h>
            <text:p text:style-name="P16"/>
          </table:table-cell>
          <table:table-cell table:style-name="Tabla3.D2" office:value-type="string">
            <text:p text:style-name="P16"><text:span text:style-name="T10">Defensa de los </text:span><text:span text:style-name="Strong_20_Emphasis"><text:span text:style-name="T10">intereses colectivos</text:span></text:span><text:span text:style-name="T10"> del sector </text:span></text:p>
            <text:p text:style-name="P16"><text:span text:style-name="T10">Relación con </text:span><text:span text:style-name="Strong_20_Emphasis"><text:span text:style-name="T10">otras empresas</text:span></text:span><text:span text:style-name="T10"> del sector para el intercambio de conocimientos y experiencias </text:span></text:p>
            <text:p text:style-name="P16"><text:span text:style-name="Strong_20_Emphasis"><text:span text:style-name="T10">Acceso exclusivo</text:span></text:span><text:span text:style-name="T10"> a información sectorial </text:span></text:p>
          </table:table-cell>
        </table:table-row>
        <table:table-row table:style-name="TableLine1649368735376">
          <table:table-cell table:style-name="Tabla3.A3" office:value-type="string">
            <text:p text:style-name="P16"><text:span text:style-name="T8">Asociación Nacional de Empresas de Investigación de Mercados y de la Opinión Pública (ANEIMO),</text:span> </text:p>
          </table:table-cell>
          <table:table-cell table:style-name="Tabla3.B3" office:value-type="string">
            <text:p text:style-name="P20">Estatal</text:p>
          </table:table-cell>
          <table:table-cell table:style-name="Tabla3.C3" office:value-type="string">
            <text:h text:style-name="P6" text:outline-level="4"><text:a xlink:type="simple" xlink:href="http://www.aneimo.com/2019/10/18/el-encuentro-mas-esperado-2-3/" text:style-name="Internet_20_link" text:visited-style-name="Visited_20_Internet_20_Link">Datos del sector de la investigación de mercados</text:a></text:h>
            <text:p text:style-name="P16"/>
          </table:table-cell>
          <table:table-cell table:style-name="Tabla3.D3" office:value-type="string">
            <text:p text:style-name="P23">Las empresas de Aneimo cuentan con sistemas de calidad que ofrecen las máximas garantías sobre los trabajos que realizan. </text:p>
          </table:table-cell>
        </table:table-row>
      </table:table>
      <text:p text:style-name="P11"/>
      <text:p text:style-name="P3">Actividad 4</text:p>
      <text:p text:style-name="P13">a. El empresario no puede imponer una sanción ni despedir a Alberto, siempre y cuando no haya sobrepasado el numero de horas liberadas que dispone según el número de trabajadores que tenga la empresa.</text:p>
      <text:p text:style-name="P13">b. <text:span text:style-name="T12">El incumplimiento de los requisitos legales implica la nulidad de la sanción impuesta.</text:span></text:p>
      <text:p text:style-name="P14">c. <text:span text:style-name="T11">La empresa no tiene </text:span>la obligaci<text:span text:style-name="T12">ó</text:span>n de incluir los medios de prueba en los que funda los hechos indicados.</text:p>
      <text:p text:style-name="P15">d. Debe ser readmitido y recibir el salario correspondiente a los días que permaneció despedido.</text:p>
      <text:p text:style-name="P4"><text:span text:style-name="T4">Actividad </text:span><text:span text:style-name="T5">5</text:span></text:p>
      <table:table table:name="Tabla4" table:style-name="Tabla4">
        <table:table-column table:style-name="Tabla4.A"/>
        <table:table-column table:style-name="Tabla4.B"/>
        <table:table-row table:style-name="TableLine1649377849296">
          <table:table-cell table:style-name="Tabla4.A1" office:value-type="string">
            <text:p text:style-name="Table_20_Contents"/>
          </table:table-cell>
          <table:table-cell table:style-name="Tabla4.B1" office:value-type="string">
            <text:p text:style-name="P25">Solución</text:p>
          </table:table-cell>
        </table:table-row>
        <table:table-row table:style-name="TableLine1649377849296">
          <table:table-cell table:style-name="Tabla4.B1" office:value-type="string">
            <text:p text:style-name="P25">Caso 1</text:p>
          </table:table-cell>
          <table:table-cell table:style-name="Tabla4.B4" office:value-type="string">
            <text:p text:style-name="P26">Pueden iniciar los tramites para el proceso de negociación según el tipo de convenio, pero no pueden aprobarlo hasta que no finalice el plazo de aplicación del actual convenio</text:p>
          </table:table-cell>
        </table:table-row>
        <text:soft-page-break/>
        <table:table-row table:style-name="TableLine1649377849296">
          <table:table-cell table:style-name="Tabla4.A3" office:value-type="string">
            <text:p text:style-name="P25">Caso 2</text:p>
          </table:table-cell>
          <table:table-cell table:style-name="Tabla4.B5" office:value-type="string">
            <text:p text:style-name="P27"><text:span text:style-name="T13">Pueden presentar un conflicto colectivo ante la autoridad pero no pueden iniciar una huelga. </text:span>si la huelga hubiera sido ya declarada podrán desistir de la misma y someterse a este procedimiento </text:p>
          </table:table-cell>
        </table:table-row>
        <table:table-row table:style-name="TableLine1649377849296">
          <table:table-cell table:style-name="Tabla4.A3" office:value-type="string">
            <text:p text:style-name="P25">Caso 3</text:p>
          </table:table-cell>
          <table:table-cell table:style-name="Tabla4.B4" office:value-type="string">
            <text:p text:style-name="P28">Salvo que no disponga de espacios adecuados, el empresario está obligado a ceder el uso del local para la celebración de la asamblea, siempre que la decisión de realizarla sea del 33% de la plantilla.</text:p>
          </table:table-cell>
        </table:table-row>
        <table:table-row table:style-name="TableLine1649377849296">
          <table:table-cell table:style-name="Tabla4.A3" office:value-type="string">
            <text:p text:style-name="P25">Caso 4</text:p>
          </table:table-cell>
          <table:table-cell table:style-name="Tabla4.B5" office:value-type="string">
            <text:p text:style-name="P28">Los trabajadores que van a huelga no pueden recibir la prestación por desempleo. La empresa no puede sancionar a los trabajadores ni sustituirlos.</text:p>
          </table:table-cell>
        </table:table-row>
        <table:table-row table:style-name="TableLine1649377849296">
          <table:table-cell table:style-name="Tabla4.A3" office:value-type="string">
            <text:p text:style-name="P25">Caso 5</text:p>
          </table:table-cell>
          <table:table-cell table:style-name="Tabla4.B6" office:value-type="string">
            <text:p text:style-name="P29">En este caso sería un cierre ilegal, por lo que debería seguir pagando los salarios de sus trabajadores.</text:p>
          </table:table-cell>
        </table:table-row>
      </table:table>
      <text:p text:style-name="P12"><text:span text:style-name="T6"/></text:p>
      <text:p text:style-name="P10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</meta:initial-creator>
    <meta:editing-cycles>22</meta:editing-cycles>
    <meta:creation-date>2020-11-04T08:48:00</meta:creation-date>
    <dc:date>2021-01-11T14:20:55.145000000</dc:date>
    <meta:editing-duration>PT5H20M11S</meta:editing-duration>
    <meta:generator>LibreOffice/7.0.4.2$Windows_X86_64 LibreOffice_project/dcf040e67528d9187c66b2379df5ea4407429775</meta:generator>
    <meta:document-statistic meta:table-count="4" meta:image-count="0" meta:object-count="0" meta:page-count="4" meta:paragraph-count="109" meta:word-count="479" meta:character-count="2641" meta:non-whitespace-character-count="22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